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NotEmpty] event;</text:p>
            <text:p><text:s/>dispatch ResponseEvent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NotFull</text:p>
          </table:table-cell>
          <table:table-cell office:value-type="string">
            <text:p>if room in send buffer &amp;&amp; saved SendEvent:</text:p>
            <text:p>put in send buffer; </text:p>
            <text:p>dispatch [NotEmpty] event; </text:p>
            <text:p>dispatch ResponseEvent</text:p>
          </table:table-cell>
          <table:table-cell table:number-columns-repeated="3"/>
        </table:table-row>
        <table:table-row table:style-name="ro5">
          <table:table-cell office:value-type="string">
            <text:p>NotEmpty</text:p>
          </table:table-cell>
          <table:table-cell table:number-columns-repeated="3"/>
          <table:table-cell office:value-type="string">
            <text:p>If number of outstanding packets != 0: </text:p>
            <text:p><text:s/>[SendPacket]; </text:p>
            <text:p><text:s/>[NotFull];</text:p>
          </table:table-cell>
        </table:table-row>
        <table:table-row table:style-name="ro3">
          <table:table-cell office:value-type="string">
            <text:p>SendPacket</text:p>
          </table:table-cell>
          <table:table-cell office:value-type="string">
            <text:p>NetworkSend</text:p>
          </table:table-cell>
          <table:table-cell/>
          <table:table-cell office:value-type="string">
            <text:p>Fill in bits; </text:p>
            <text:p>Set Timer [TimeoutEvent]; </text:p>
            <text:p>Cache Packet; </text:p>
            <text:p>if not nackedAck: </text:p>
            <text:p><text:s/>Outstanding += 1;</text:p>
          </table:table-cell>
          <table:table-cell/>
        </table:table-row>
        <table:table-row table:style-name="ro5">
          <table:table-cell office:value-type="string">
            <text:p>TimerFired</text:p>
          </table:table-cell>
          <table:table-cell table:number-columns-repeated="2"/>
          <table:table-cell office:value-type="string">
            <text:p>Fill in bits;</text:p>
            <text:p>[ResendPacket]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3">
          <table:table-cell office:value-type="string">
            <text:p>NetworkReceivePacket</text:p>
          </table:table-cell>
          <table:table-cell/>
          <table:table-cell office:value-type="string">
            <text:p>if SynAck:</text:p>
            <text:p>→ Established;</text:p>
            <text:p>send Ack [SendPacket];</text:p>
            <text:p>dispatch [ResponseEvent];</text:p>
          </table:table-cell>
          <table:table-cell office:value-type="string">
            <text:p>if ACK:</text:p>
            <text:p><text:s/>CancelTimer; </text:p>
            <text:p><text:s/>Remove Cached Packet; </text:p>
            <text:p><text:s/>update seq#; </text:p>
            <text:p><text:s/>#outstanding -= 1;</text:p>
          </table:table-cell>
          <table:table-cell office:value-type="string">
            <text:p>if #outstanding == 0: </text:p>
            <text:p><text:s/>[NotFull];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2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2:47:58</dc:date>
    <dc:creator>Randy Buck</dc:creator>
    <meta:editing-duration>PT01H14M49S</meta:editing-duration>
    <meta:editing-cycles>18</meta:editing-cycles>
    <meta:generator>OpenOffice.org/3.2$Unix OpenOffice.org_project/320m12$Build-9483</meta:generator>
    <meta:document-statistic meta:table-count="3" meta:cell-count="24" meta:object-count="0"/>
  </office:meta>
</office:document-meta>
</file>